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710000001BF1E720CBDFCCE06C.png" manifest:media-type="image/png"/>
  <manifest:file-entry manifest:full-path="Pictures/1000393900000BAB000002D523193A93E37BF66C.svg" manifest:media-type="image/svg+xml"/>
  <manifest:file-entry manifest:full-path="Pictures/100000010000005200000020D95DB0F2D800A7D3.png" manifest:media-type="image/png"/>
  <manifest:file-entry manifest:full-path="Pictures/1000273300000A800000019BC7F18085EA462D5D.svg" manifest:media-type="image/svg+xml"/>
  <manifest:file-entry manifest:full-path="Pictures/100000010000000A0000000B9C2E1B94A28625BB.png" manifest:media-type="image/png"/>
  <manifest:file-entry manifest:full-path="Pictures/100000010000003700000010DD9570C4058E18CE.png" manifest:media-type="image/png"/>
  <manifest:file-entry manifest:full-path="Pictures/100015E000000453000002EB69B5EE954B4A3249.svg" manifest:media-type="image/svg+xml"/>
  <manifest:file-entry manifest:full-path="Pictures/10000A66000001E7000002EF0CA34466C9503FB1.svg" manifest:media-type="image/svg+xml"/>
  <manifest:file-entry manifest:full-path="Pictures/100000010000000C0000000CD7B46AFC7ED36BA2.png" manifest:media-type="image/png"/>
  <manifest:file-entry manifest:full-path="Pictures/10001D74000008470000014B724EA0A96D391F69.svg" manifest:media-type="image/svg+xml"/>
  <manifest:file-entry manifest:full-path="Pictures/100006650000014700000143CC43DDE6B8B3C6AE.svg" manifest:media-type="image/svg+xml"/>
  <manifest:file-entry manifest:full-path="Pictures/1000000100000007000000086BAEBF92DDE28D6F.png" manifest:media-type="image/png"/>
  <manifest:file-entry manifest:full-path="Pictures/10000001000000500000000CD6F643B012BC9334.png" manifest:media-type="image/png"/>
  <manifest:file-entry manifest:full-path="Pictures/100019AF000005B10000019B2B9E3B195BDD9ADC.svg" manifest:media-type="image/svg+xml"/>
  <manifest:file-entry manifest:full-path="Pictures/100000010000004D00000010B1D979AA533CAD69.png" manifest:media-type="image/png"/>
  <manifest:file-entry manifest:full-path="Pictures/10003F1B000004E500000359169BAB25E7A63918.svg" manifest:media-type="image/svg+xml"/>
  <manifest:file-entry manifest:full-path="Pictures/1000078B000000BA000000D3D8D5B9399A5A4C1D.svg" manifest:media-type="image/svg+xml"/>
  <manifest:file-entry manifest:full-path="Pictures/100004940000010E0000012A7B5354BAD7BA86D4.svg" manifest:media-type="image/svg+xml"/>
  <manifest:file-entry manifest:full-path="Pictures/100000010000006E000000209E136A0A85639492.png" manifest:media-type="image/png"/>
  <manifest:file-entry manifest:full-path="Pictures/10000A90000000ED000002E7FF05B5D049FC5187.svg" manifest:media-type="image/svg+xml"/>
  <manifest:file-entry manifest:full-path="Pictures/1000243B000007FC0000019BCA48769CA92D4F2E.svg" manifest:media-type="image/svg+xml"/>
  <manifest:file-entry manifest:full-path="Pictures/1000073F000001220000014372AC377ECE21CF7F.svg" manifest:media-type="image/svg+xml"/>
  <manifest:file-entry manifest:full-path="Pictures/10000001000000090000001C6EF7FB71F2D656F6.png" manifest:media-type="image/png"/>
  <manifest:file-entry manifest:full-path="Pictures/100000010000002F000000206AB2CF04033D870F.png" manifest:media-type="image/png"/>
  <manifest:file-entry manifest:full-path="Pictures/100000010000002A0000001CB0FA1CBF6859D9CC.png" manifest:media-type="image/png"/>
  <manifest:file-entry manifest:full-path="Pictures/10000001000000070000001B6D64C058490E555D.png" manifest:media-type="image/png"/>
  <manifest:file-entry manifest:full-path="Pictures/100000010000000B0000000C75A445781E668ACA.png" manifest:media-type="image/png"/>
  <manifest:file-entry manifest:full-path="Pictures/10000966000000B0000002C96EA46409EBD4662E.svg" manifest:media-type="image/svg+xml"/>
  <manifest:file-entry manifest:full-path="Pictures/10000001000000120000001C7DFD43DFBBE4BB6C.png" manifest:media-type="image/png"/>
  <manifest:file-entry manifest:full-path="Pictures/10000001000000660000001030BEEB2801709F81.png" manifest:media-type="image/png"/>
  <manifest:file-entry manifest:full-path="Pictures/1000566800000B5A00000359DFEDD0001A4704F1.svg" manifest:media-type="image/svg+xml"/>
  <manifest:file-entry manifest:full-path="Pictures/10004BD00000087A000003592801D1BFBCFDB9C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bb86" officeooo:paragraph-rsid="0007bb86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7bb86" officeooo:paragraph-rsid="0007bb86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8b563" officeooo:paragraph-rsid="0008b56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96dc6" officeooo:paragraph-rsid="00096dc6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c05a9" officeooo:paragraph-rsid="000c05a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d753a" officeooo:paragraph-rsid="000d753a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d901b" officeooo:paragraph-rsid="000d901b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e2686" officeooo:paragraph-rsid="000e2686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f10a2" officeooo:paragraph-rsid="000f10a2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f67d2" officeooo:paragraph-rsid="000f67d2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11983" officeooo:paragraph-rsid="00111983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31fa0" officeooo:paragraph-rsid="00131fa0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35e56" officeooo:paragraph-rsid="00135e56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4b895" officeooo:paragraph-rsid="0014b895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70192" officeooo:paragraph-rsid="00170192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88b6e" officeooo:paragraph-rsid="00188b6e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bb86" officeooo:paragraph-rsid="0007bb86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b563" officeooo:paragraph-rsid="0008b563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d901b" officeooo:paragraph-rsid="000d901b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35e56" officeooo:paragraph-rsid="00135e56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71bfb" officeooo:paragraph-rsid="00171bfb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Arial" style:text-underline-style="none" officeooo:rsid="00131fa0" officeooo:paragraph-rsid="00111983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1b41a2" officeooo:paragraph-rsid="001b41a2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1b9e0a" officeooo:paragraph-rsid="001b9e0a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officeooo:rsid="001d002b" officeooo:paragraph-rsid="001d002b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officeooo:rsid="001e5ddb" officeooo:paragraph-rsid="001e5ddb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6dc6"/>
    </style:style>
    <style:style style:name="T2" style:family="text">
      <style:text-properties officeooo:rsid="000c05a9"/>
    </style:style>
    <style:style style:name="T3" style:family="text">
      <style:text-properties officeooo:rsid="000e268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e2686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c05a9"/>
    </style:style>
    <style:style style:name="T8" style:family="text">
      <style:text-properties style:text-position="0% 100%" officeooo:rsid="000e2686"/>
    </style:style>
    <style:style style:name="T9" style:family="text">
      <style:text-properties style:text-position="0% 100%" officeooo:rsid="00096dc6"/>
    </style:style>
    <style:style style:name="T10" style:family="text">
      <style:text-properties style:text-position="0% 100%" officeooo:rsid="00131fa0"/>
    </style:style>
    <style:style style:name="T11" style:family="text">
      <style:text-properties style:text-position="0% 100%" officeooo:rsid="00111983"/>
    </style:style>
    <style:style style:name="T12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c9211e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hap 2</text:p>
      <text:p text:style-name="P17">Probabilités</text:p>
      <text:p text:style-name="P1"/>
      <text:p text:style-name="P2"/>
      <text:p text:style-name="P18">1 Espace de probabilités</text:p>
      <text:p text:style-name="P3"/>
      <text:p text:style-name="P3">1.1) Univers et événements</text:p>
      <text:p text:style-name="P3"/>
      <text:p text:style-name="P3">⇒ Ω = univers</text:p>
      <text:p text:style-name="P3">⇒ Les éléments Ω == issues ou éventualités</text:p>
      <text:p text:style-name="P3">⇒ Les sous-ensembles de Ω == des événements</text:p>
      <text:p text:style-name="P3"/>
      <text:p text:style-name="P4">Exemple :</text:p>
      <text:p text:style-name="P4">Ω = {pile,face} ⇒ univers à 2 issues</text:p>
      <text:p text:style-name="P4">les événements de cet univers sont ∅, {pile}, {face} et Ω</text:p>
      <text:p text:style-name="P4"/>
      <text:p text:style-name="P4">Ω {1,… , 6} ⇒ univers à 6 issues. Un événement possible est alors un nombre pair qui correspond au sous-ensemble {2,4,6}</text:p>
      <text:p text:style-name="P4"/>
      <text:p text:style-name="P5">Comme les événements sont des ensembles , on les combines souvent en utilisant les opérateurs ensemblistes classiques sur les ensembles : union(∪) , intersection(∩), complémentaire (<draw:frame text:anchor-type="as-char" svg:y="-0.252cm" draw:z-index="0" draw:name="Forme1" draw:style-name="gr9" draw:text-style-name="P27" svg:width="0.223cm" svg:height="0.253cm"><draw:image xlink:href="Pictures/1000078B000000BA000000D3D8D5B9399A5A4C1D.svg" xlink:type="simple" xlink:show="embed" xlink:actuate="onLoad" draw:mime-type="image/svg+xml"><text:p/></draw:image><draw:image xlink:href="Pictures/1000000100000007000000086BAEBF92DDE28D6F.png" xlink:type="simple" xlink:show="embed" xlink:actuate="onLoad" draw:mime-type="image/png"/><svg:title>TexMaths</svg:title><svg:desc>12§display§\overline{a}§svg§600§FALSE§</svg:desc></draw:frame>)</text:p>
      <text:p text:style-name="P5"/>
      <text:p text:style-name="P6">Ex1</text:p>
      <text:p text:style-name="P6"/>
      <text:p text:style-name="P6">1) I <text:span text:style-name="T2">∪ </text:span>L</text:p>
      <text:p text:style-name="P6"/>
      <text:p text:style-name="P6">2) D <text:span text:style-name="T2">∪ </text:span>P</text:p>
      <text:p text:style-name="P6"/>
      <text:p text:style-name="P6">3) I <text:span text:style-name="T2">∩ </text:span><text:span text:style-name="T2"><draw:frame text:anchor-type="as-char" svg:y="-0.388cm" draw:z-index="1" draw:name="Forme2" draw:style-name="gr9" draw:text-style-name="P27" svg:width="0.392cm" svg:height="0.389cm"><draw:image xlink:href="Pictures/100006650000014700000143CC43DDE6B8B3C6AE.svg" xlink:type="simple" xlink:show="embed" xlink:actuate="onLoad" draw:mime-type="image/svg+xml"><text:p/></draw:image><draw:image xlink:href="Pictures/100000010000000C0000000CD7B46AFC7ED36BA2.png" xlink:type="simple" xlink:show="embed" xlink:actuate="onLoad" draw:mime-type="image/png"/><svg:title>TexMaths</svg:title><svg:desc>12§display§\overline{D}§svg§600§FALSE§</svg:desc></draw:frame></text:span></text:p>
      <text:p text:style-name="P6"/>
      <text:p text:style-name="P6">4) <draw:frame text:anchor-type="as-char" svg:y="-0.397cm" draw:z-index="2" draw:name="Forme3" draw:style-name="gr9" draw:text-style-name="P27" svg:width="2.543cm" svg:height="0.398cm"><draw:image xlink:href="Pictures/10001D74000008470000014B724EA0A96D391F69.svg" xlink:type="simple" xlink:show="embed" xlink:actuate="onLoad" draw:mime-type="image/svg+xml"><text:p/></draw:image><draw:image xlink:href="Pictures/10000001000000500000000CD6F643B012BC9334.png" xlink:type="simple" xlink:show="embed" xlink:actuate="onLoad" draw:mime-type="image/png"/><svg:title>TexMaths</svg:title><svg:desc>12§display§ \overline{L} \cup \overline{I} = \overline{L \cap I} §svg§600§FALSE§</svg:desc></draw:frame></text:p>
      <text:p text:style-name="P6"/>
      <text:p text:style-name="P7"/>
      <text:p text:style-name="P19">2 Probabilités discrètes</text:p>
      <text:p text:style-name="P7"/>
      <text:p text:style-name="P19">Définition probabilité</text:p>
      <text:p text:style-name="P7">Une probabilité sur un univers <text:span text:style-name="T1">Ω </text:span>est une application P qui à chaque événement associe un réel de l’intervalle [0,1] telle que :</text:p>
      <text:p text:style-name="P8">⇒ Si P(<text:span text:style-name="T1">Ω</text:span>) = 1</text:p>
      <text:p text:style-name="P8">⇒ Si (A<text:span text:style-name="T4">i</text:span><text:span text:style-name="T6">)</text:span><text:span text:style-name="T4">i∈I </text:span><text:span text:style-name="T6">est une famille finie ou dénombrable d’évènements 2 à 2 disjoints ( c’est-à-dire i≠ j, alors A</text:span><text:span text:style-name="T4">i</text:span><text:span text:style-name="T6"> </text:span><text:span text:style-name="T7">∪</text:span><text:span text:style-name="T6"> A</text:span><text:span text:style-name="T4">j</text:span><text:span text:style-name="T6"> ≠ ∅ alors</text:span></text:p>
      <text:p text:style-name="P8"><text:tab/>P(<text:span text:style-name="T2">∪</text:span><text:span text:style-name="T4">i∈I</text:span><text:span text:style-name="T6">A</text:span><text:span text:style-name="T4">i</text:span><text:span text:style-name="T6">) = </text:span><text:span text:style-name="T6"><draw:frame text:anchor-type="as-char" svg:y="-0.462cm" draw:z-index="3" draw:name="Forme4" draw:style-name="gr10" draw:text-style-name="P27" svg:width="0.585cm" svg:height="0.9cm"><draw:image xlink:href="Pictures/10000A66000001E7000002EF0CA34466C9503FB1.svg" xlink:type="simple" xlink:show="embed" xlink:actuate="onLoad" draw:mime-type="image/svg+xml"><text:p/></draw:image><draw:image xlink:href="Pictures/10000001000000120000001C7DFD43DFBBE4BB6C.png" xlink:type="simple" xlink:show="embed" xlink:actuate="onLoad" draw:mime-type="image/png"/><svg:title>TexMaths</svg:title><svg:desc>12§display§\sum_{i\inI}^{}§svg§600§FALSE§</svg:desc></draw:frame></text:span><text:span text:style-name="T6">P(A</text:span><text:span text:style-name="T4">i</text:span><text:span text:style-name="T6">)</text:span></text:p>
      <text:p text:style-name="P8"/>
      <text:p text:style-name="P10">Ex3</text:p>
      <text:p text:style-name="P10"/>
      <text:p text:style-name="P11">1) <text:span text:style-name="T3">P(</text:span><text:span text:style-name="T1">Ω</text:span><text:span text:style-name="T3"> </text:span><text:span text:style-name="T2">∪</text:span><text:span text:style-name="T5"> </text:span><text:span text:style-name="T8">∅) </text:span><text:span text:style-name="T6">= </text:span><text:span text:style-name="T8">P(</text:span><text:span text:style-name="T9">Ω</text:span><text:span text:style-name="T8">) = 1</text:span></text:p>
      <text:p text:style-name="P11"><text:span text:style-name="T8"><text:tab/></text:span><text:span text:style-name="T6">⇒ </text:span><text:span text:style-name="T8">P(</text:span><text:span text:style-name="T9">Ω</text:span><text:span text:style-name="T8">) </text:span><text:span text:style-name="T6">+ </text:span><text:span text:style-name="T8">P(∅</text:span><text:span text:style-name="T6">) = </text:span><text:span text:style-name="T8">P(</text:span><text:span text:style-name="T9">Ω</text:span><text:span text:style-name="T8">) </text:span><text:span text:style-name="T10">donc P(Ω) = 0</text:span></text:p>
      <text:p text:style-name="P22"/>
      <text:p text:style-name="P12"><text:span text:style-name="T6">2) </text:span><text:span text:style-name="T6"><draw:frame text:anchor-type="as-char" svg:y="-0.383cm" draw:z-index="4" draw:name="Forme5" draw:style-name="gr9" draw:text-style-name="P27" svg:width="1.747cm" svg:height="0.491cm"><draw:image xlink:href="Pictures/100019AF000005B10000019B2B9E3B195BDD9ADC.svg" xlink:type="simple" xlink:show="embed" xlink:actuate="onLoad" draw:mime-type="image/svg+xml"><text:p/></draw:image><draw:image xlink:href="Pictures/100000010000003700000010DD9570C4058E18CE.png" xlink:type="simple" xlink:show="embed" xlink:actuate="onLoad" draw:mime-type="image/png"/><svg:title>TexMaths</svg:title><svg:desc>12§display§P(A \cup \overline{A})§svg§600§FALSE§</svg:desc></draw:frame></text:span><text:span text:style-name="T6"><text:s/>= P(Ω) = 1</text:span></text:p>
      <text:p text:style-name="P12"><text:tab/>⇒ <draw:frame text:anchor-type="as-char" svg:y="-0.383cm" draw:z-index="5" draw:name="Forme6" draw:style-name="gr9" draw:text-style-name="P27" svg:width="2.453cm" svg:height="0.491cm"><draw:image xlink:href="Pictures/1000243B000007FC0000019BCA48769CA92D4F2E.svg" xlink:type="simple" xlink:show="embed" xlink:actuate="onLoad" draw:mime-type="image/svg+xml"><text:p/></draw:image><draw:image xlink:href="Pictures/100000010000004D00000010B1D979AA533CAD69.png" xlink:type="simple" xlink:show="embed" xlink:actuate="onLoad" draw:mime-type="image/png"/><svg:title>TexMaths</svg:title><svg:desc>12§display§P(A) + P(\overline{A})§svg§600§FALSE§</svg:desc></draw:frame><text:s/>= 1 Donc <draw:frame text:anchor-type="as-char" svg:y="-0.383cm" draw:z-index="6" draw:name="Forme7" draw:style-name="gr9" draw:text-style-name="P27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30BEEB2801709F81.png" xlink:type="simple" xlink:show="embed" xlink:actuate="onLoad" draw:mime-type="image/png"/><svg:title>TexMaths</svg:title><svg:desc>12§display§P(\overline{A}) = 1 - P(A)§svg§600§FALSE§</svg:desc></draw:frame></text:p>
      <text:p text:style-name="P9"><text:soft-page-break/>Pour un espace de Probabilités (<text:span text:style-name="T1">Ω,</text:span> P), on a les propriétés suivantes :</text:p>
      <text:p text:style-name="P9"/>
      <text:p text:style-name="P20">Propriétés</text:p>
      <text:p text:style-name="P13">⇒ <text:span text:style-name="T8">P(∅</text:span><text:span text:style-name="T11">) </text:span><text:span text:style-name="T6">= 0</text:span></text:p>
      <text:p text:style-name="P14">⇒ Pour tout événement 1, <draw:frame text:anchor-type="as-char" svg:y="-0.383cm" draw:z-index="7" draw:name="Forme8" draw:style-name="gr9" draw:text-style-name="P27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30BEEB2801709F81.png" xlink:type="simple" xlink:show="embed" xlink:actuate="onLoad" draw:mime-type="image/png"/><svg:title>TexMaths</svg:title><svg:desc>12§display§P(\overline{A}) = 1 - P(A)§svg§600§FALSE§</svg:desc></draw:frame></text:p>
      <text:p text:style-name="P14">⇒ Si A <draw:frame text:anchor-type="as-char" svg:y="-0.293cm" draw:z-index="8" draw:name="Forme9" draw:style-name="gr9" draw:text-style-name="P27" svg:width="0.325cm" svg:height="0.355cm"><draw:image xlink:href="Pictures/100004940000010E0000012A7B5354BAD7BA86D4.svg" xlink:type="simple" xlink:show="embed" xlink:actuate="onLoad" draw:mime-type="image/svg+xml"><text:p/></draw:image><draw:image xlink:href="Pictures/100000010000000A0000000B9C2E1B94A28625BB.png" xlink:type="simple" xlink:show="embed" xlink:actuate="onLoad" draw:mime-type="image/png"/><svg:title>TexMaths</svg:title><svg:desc>12§display§\subseteq§svg§600§FALSE§</svg:desc></draw:frame><text:s/>B, alors P(A) &lt; P(B)</text:p>
      <text:p text:style-name="P15">⇒ P(A <text:span text:style-name="T2">∪ </text:span>B) = P(A) + P(B) – P(A ∩ B)</text:p>
      <text:p text:style-name="P15"/>
      <text:p text:style-name="P21">Définition distribution uniforme</text:p>
      <text:p text:style-name="P16">Soit <text:span text:style-name="T10">Ω </text:span><text:span text:style-name="T6">un ensemble fini de cardinal n. On appelle distribution uniforme sur </text:span><text:span text:style-name="T10">Ω, </text:span><text:span text:style-name="T6">la probabilité qui vérifie P({x}) = </text:span><text:span text:style-name="T6"><draw:frame text:anchor-type="as-char" svg:y="-0.587cm" draw:z-index="9" draw:name="Forme10" draw:style-name="gr9" draw:text-style-name="P27" svg:width="0.283cm" svg:height="0.893cm"><draw:image xlink:href="Pictures/10000A90000000ED000002E7FF05B5D049FC5187.svg" xlink:type="simple" xlink:show="embed" xlink:actuate="onLoad" draw:mime-type="image/svg+xml"><text:p/></draw:image><draw:image xlink:href="Pictures/10000001000000090000001C6EF7FB71F2D656F6.png" xlink:type="simple" xlink:show="embed" xlink:actuate="onLoad" draw:mime-type="image/png"/><svg:title>TexMaths</svg:title><svg:desc>12§display§\frac{1}{n}§svg§600§FALSE§</svg:desc></draw:frame></text:span><text:span text:style-name="T6"><text:s/>pour tout x dans Ω</text:span></text:p>
      <text:p text:style-name="P16"/>
      <text:p text:style-name="P23">Pour tout événement A = Card(A)/Card(Ω)</text:p>
      <text:p text:style-name="P23"/>
      <text:p text:style-name="P23"/>
      <text:p text:style-name="P24">Ex 4</text:p>
      <text:p text:style-name="P24"/>
      <text:p text:style-name="P25">1) P(A) = <draw:frame text:anchor-type="as-char" svg:y="-0.619cm" draw:z-index="10" draw:style-name="gr8" draw:text-style-name="P27" svg:width="1.504cm" svg:height="1.027cm"><draw:image xlink:href="Pictures/10003F1B000004E500000359169BAB25E7A63918.svg" xlink:type="simple" xlink:show="embed" xlink:actuate="onLoad" draw:mime-type="image/svg+xml"><text:p/></draw:image><draw:image xlink:href="Pictures/100000010000002F000000206AB2CF04033D870F.png" xlink:type="simple" xlink:show="embed" xlink:actuate="onLoad" draw:mime-type="image/png"/><svg:title>TexMaths</svg:title><svg:desc>12§display§\frac{card(A)}{card(\Omega)}§svg§600§FALSE§</svg:desc></draw:frame><text:s/>= <draw:frame text:anchor-type="as-char" svg:y="-0.589cm" draw:z-index="11" draw:style-name="gr7" draw:text-style-name="P27" svg:width="1.327cm" svg:height="0.895cm"><draw:image xlink:href="Pictures/100015E000000453000002EB69B5EE954B4A3249.svg" xlink:type="simple" xlink:show="embed" xlink:actuate="onLoad" draw:mime-type="image/svg+xml"><text:p/></draw:image><draw:image xlink:href="Pictures/100000010000002A0000001CB0FA1CBF6859D9CC.png" xlink:type="simple" xlink:show="embed" xlink:actuate="onLoad" draw:mime-type="image/png"/><svg:title>TexMaths</svg:title><svg:desc>12§display§\frac{8}{32} = \frac{1}{4}§svg§600§FALSE§</svg:desc></draw:frame></text:p>
      <text:p text:style-name="P25"/>
      <text:p text:style-name="P25">2) <draw:frame text:anchor-type="as-char" svg:y="-0.388cm" draw:z-index="12" draw:style-name="gr6" draw:text-style-name="P27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 : La carte tirée n’est pas un trèfle</text:p>
      <text:p text:style-name="P25">P(<draw:frame text:anchor-type="as-char" svg:y="-0.388cm" draw:z-index="13" draw:style-name="gr5" draw:text-style-name="P27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) = 1 – P(A) = <draw:frame text:anchor-type="as-char" svg:y="-0.563cm" draw:z-index="14" draw:style-name="gr4" draw:text-style-name="P27" svg:width="0.211cm" svg:height="0.856cm"><draw:image xlink:href="Pictures/10000966000000B0000002C96EA46409EBD4662E.svg" xlink:type="simple" xlink:show="embed" xlink:actuate="onLoad" draw:mime-type="image/svg+xml"><text:p/></draw:image><draw:image xlink:href="Pictures/10000001000000070000001B6D64C058490E555D.png" xlink:type="simple" xlink:show="embed" xlink:actuate="onLoad" draw:mime-type="image/png"/><svg:title>TexMaths</svg:title><svg:desc>12§display§\frac{3}{4}§svg§600§FALSE§</svg:desc></draw:frame></text:p>
      <text:p text:style-name="P25"/>
      <text:p text:style-name="P25">3) P(B) = <draw:frame text:anchor-type="as-char" svg:y="-0.619cm" draw:z-index="15" draw:style-name="gr3" draw:text-style-name="P27" svg:width="3.486cm" svg:height="1.027cm"><draw:image xlink:href="Pictures/1000566800000B5A00000359DFEDD0001A4704F1.svg" xlink:type="simple" xlink:show="embed" xlink:actuate="onLoad" draw:mime-type="image/svg+xml"><text:p/></draw:image><draw:image xlink:href="Pictures/100000010000006E000000209E136A0A85639492.png" xlink:type="simple" xlink:show="embed" xlink:actuate="onLoad" draw:mime-type="image/png"/><svg:title>TexMaths</svg:title><svg:desc>12§display§\frac{card(B)}{card(\Omega)} = \frac{4}{32} = \frac{1}{8}§svg§600§FALSE§</svg:desc></draw:frame></text:p>
      <text:p text:style-name="P25"/>
      <text:p text:style-name="P25">4) C = A ∪ B</text:p>
      <text:p text:style-name="P25">P(C) = <draw:frame text:anchor-type="as-char" svg:y="-0.619cm" draw:z-index="16" draw:style-name="gr2" draw:text-style-name="P27" svg:width="2.604cm" svg:height="1.027cm"><draw:image xlink:href="Pictures/10004BD00000087A000003592801D1BFBCFDB9CA.svg" xlink:type="simple" xlink:show="embed" xlink:actuate="onLoad" draw:mime-type="image/svg+xml"><text:p/></draw:image><draw:image xlink:href="Pictures/100000010000005200000020D95DB0F2D800A7D3.png" xlink:type="simple" xlink:show="embed" xlink:actuate="onLoad" draw:mime-type="image/png"/><svg:title>TexMaths</svg:title><svg:desc>12§display§\frac{card(C)}{card(\Omega)} = \frac{1}{32}§svg§600§FALSE§</svg:desc></draw:frame></text:p>
      <text:p text:style-name="P25"/>
      <text:p text:style-name="P25">5) D ∪ B </text:p>
      <text:p text:style-name="P25">P(D) = P(A ∪ B) = P(A) + P(B) – P(A ∩ B) = <draw:frame text:anchor-type="as-char" svg:y="-0.572cm" draw:z-index="17" draw:style-name="gr1" draw:text-style-name="P27" svg:width="3.583cm" svg:height="0.869cm"><draw:image xlink:href="Pictures/1000393900000BAB000002D523193A93E37BF66C.svg" xlink:type="simple" xlink:show="embed" xlink:actuate="onLoad" draw:mime-type="image/svg+xml"><text:p/></draw:image><draw:image xlink:href="Pictures/10000001000000710000001BF1E720CBDFCCE06C.png" xlink:type="simple" xlink:show="embed" xlink:actuate="onLoad" draw:mime-type="image/png"/><svg:title>TexMaths</svg:title><svg:desc>12§display§\frac{8}{32} + \frac{4}{32} - \frac{1}{32} = \frac{11}{32}§svg§600§FALSE§</svg:desc></draw:frame></text:p>
      <text:p text:style-name="P25"/>
      <text:p text:style-name="P26">Ex 5</text:p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7T14:48:13.811235609</meta:creation-date>
    <dc:date>2023-10-04T14:14:19.028493831</dc:date>
    <dc:creator>Lucas Da SIlveira</dc:creator>
    <meta:editing-duration>PT48M25S</meta:editing-duration>
    <meta:editing-cycles>25</meta:editing-cycles>
    <meta:generator>LibreOffice/7.5.6.2$Linux_X86_64 LibreOffice_project/50$Build-2</meta:generator>
    <meta:document-statistic meta:table-count="0" meta:image-count="0" meta:object-count="0" meta:page-count="2" meta:paragraph-count="47" meta:word-count="328" meta:character-count="1556" meta:non-whitespace-character-count="1253"/>
  </office:meta>
</office:document-meta>
</file>